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06d2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text-properties officeooo:paragraph-rsid="0009d622"/>
    </style:style>
    <style:style style:name="P4" style:family="paragraph" style:parent-style-name="Preformatted_20_Text">
      <style:text-properties style:font-name="DejaVu Sans" officeooo:paragraph-rsid="0009d622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09d622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DejaVu Sans" officeooo:paragraph-rsid="0009d622"/>
    </style:style>
    <style:style style:name="P8" style:family="paragraph" style:parent-style-name="Heading_20_3">
      <style:text-properties officeooo:paragraph-rsid="0009d622"/>
    </style:style>
    <style:style style:name="P9" style:family="paragraph" style:parent-style-name="Heading_20_2">
      <style:text-properties style:font-name="Liberation Serif" fo:font-size="18pt" fo:font-weight="bold" officeooo:rsid="000ab444" officeooo:paragraph-rsid="000ab444" style:font-name-asian="Noto Serif CJK SC" style:font-size-asian="18pt" style:font-weight-asian="bold" style:font-name-complex="Lohit Devanagari" style:font-size-complex="18pt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Lab 3: For Loops</text:h>
      <text:h text:style-name="Heading_20_3" text:outline-level="3"><draw:frame draw:style-name="fr1" draw:name="Frame1" text:anchor-type="paragraph" svg:width="7in" draw:z-index="0"><draw:text-box fo:min-height="2in"><text:p text:style-name="P4">#include &lt;iostream&gt;</text:p><text:p text:style-name="P4">using namespace std;</text:p><text:p text:style-name="P4"/><text:p text:style-name="P4">int main()</text:p><text:p text:style-name="P4">{</text:p><text:p text:style-name="P4"/><text:p text:style-name="P4"/><text:p text:style-name="P4">// --------------------------- For Loops --------------------------------------</text:p><text:p text:style-name="P4"/><text:p text:style-name="P4"><text:s text:c="4"/>// The syntax of a basic for loop</text:p><text:p text:style-name="P4"><text:s text:c="4"/>//</text:p><text:p text:style-name="P4"><text:s text:c="4"/>// for ( &lt;initialize&gt; ; &lt;condition&gt; ; &lt;update&gt;)</text:p><text:p text:style-name="P4"><text:s text:c="4"/>// {</text:p><text:p text:style-name="P4"><text:s text:c="4"/>// <text:s text:c="5"/>// Statements inside the loop</text:p><text:p text:style-name="P4"><text:s text:c="4"/>// }</text:p><text:p text:style-name="P4"/><text:p text:style-name="P4"><text:s text:c="4"/>// How many times will this run? 4? 5? 6? Try it.</text:p><text:p text:style-name="P4"/><text:p text:style-name="P4"><text:s text:c="4"/>const int SIZE = 5;</text:p><text:p text:style-name="P4"><text:s text:c="4"/>cout &lt;&lt; "Entering FOR Loop" &lt;&lt; endl;</text:p><text:p text:style-name="P4"><text:s text:c="4"/></text:p><text:p text:style-name="P4"><text:s text:c="4"/>// The variable i can be referred to as the count control variable.</text:p><text:p text:style-name="P4"><text:s text:c="4"/>for(int i = 0; i &lt; SIZE; i++)</text:p><text:p text:style-name="P4"><text:s text:c="4"/>{</text:p><text:p text:style-name="P4"><text:s text:c="8"/>cout &lt;&lt; "value of 'i' : " &lt;&lt; i &lt;&lt; endl;</text:p><text:p text:style-name="P4"><text:s text:c="4"/>}</text:p><text:p text:style-name="P4"><text:s text:c="4"/></text:p><text:p text:style-name="P4"><text:s text:c="4"/>return 0;</text:p><text:p text:style-name="P7">}</text:p></draw:text-box></draw:frame></text:h>
      <text:h text:style-name="Heading_20_3" text:outline-level="3">For Loops</text:h>
      <text:p text:style-name="Text_20_body">A <text:span text:style-name="Strong_20_Emphasis">for loop</text:span> is similar to an IF statement in that it will only execute a statement(s), if the condition is true. Unlike an if statement, however, a for loop will repeatedly execute the statement(s) inside the loop if the condition continues to be true.  What happens inside a <text:span text:style-name="Strong_20_Emphasis">for loop:</text:span> </text:p>
      <text:list xml:id="list416771205" text:style-name="L1">
        <text:list-item>
          <text:p text:style-name="P11">Each statement is completed in order,</text:p>
        </text:list-item>
        <text:list-item>
          <text:p text:style-name="P11">Upon completion of the last statement, the program cycles back to the <text:span text:style-name="Strong_20_Emphasis">for loop statement,</text:span></text:p>
          <text:list>
            <text:list-item>
              <text:p text:style-name="P11">the count control variable is updated,</text:p>
            </text:list-item>
            <text:list-item>
              <text:p text:style-name="P10">the condition is tested again, and if it is still true, step 1 repeats, otherwise the loop breaks</text:p>
            </text:list-item>
          </text:list>
        </text:list-item>
      </text:list>
      <text:p text:style-name="Text_20_body">As the name describes, this ends up forming a loop that will repeat until the condition is false.</text:p>
      <text:h text:style-name="P2" text:outline-level="3">Basic For Loop to Iterate N Times <text:s text:c="12"/></text:h>
      <text:h text:style-name="P8" text:outline-level="3"><draw:frame draw:style-name="fr1" draw:name="Frame2" text:anchor-type="paragraph" svg:width="7in" draw:z-index="1"><draw:text-box fo:min-height="2in"><text:p text:style-name="P4">#include &lt;iostream&gt;</text:p><text:p text:style-name="P4">using namespace std; </text:p><text:p text:style-name="P4"/><text:p text:style-name="P4">int main()</text:p><text:p text:style-name="P4">{</text:p><text:p text:style-name="P4"/><text:p text:style-name="P4"><text:s text:c="4"/>int n = 3;</text:p><text:p text:style-name="P4"/><text:p text:style-name="P4"><text:s text:c="4"/>for(int i = 0; i &lt; n; i++)</text:p><text:p text:style-name="P4"><text:s text:c="4"/>{</text:p><text:p text:style-name="P4"><text:s text:c="8"/>cout &lt;&lt; "I will print " &lt;&lt; n &lt;&lt; " times" &lt;&lt; endl;</text:p><text:p text:style-name="P4"><text:s text:c="4"/>}</text:p><text:p text:style-name="P4"><text:s text:c="4"/></text:p><text:p text:style-name="P4"><text:s text:c="4"/>return 0;</text:p><text:p text:style-name="P7">} </text:p></draw:text-box></draw:frame>Infinite Loops</text:h>
      <text:p text:style-name="P3">This is an example of a <text:span text:style-name="Strong_20_Emphasis">for loop</text:span> setup to iterate n number of times. This is the most common use of a <text:span text:style-name="Strong_20_Emphasis">for loop</text:span> as they are most useful when we know how many times we want our code to loop.</text:p>
      <text:p text:style-name="P6"><draw:frame draw:style-name="fr1" draw:name="Frame3" text:anchor-type="paragraph" svg:width="7in" draw:z-index="2"><draw:text-box fo:min-height="2in"><text:p text:style-name="P4">#include &lt;iostream&gt;</text:p><text:p text:style-name="P4">using namespace std;</text:p><text:p text:style-name="P4"/><text:p text:style-name="P4">int main()</text:p><text:p text:style-name="P4">{</text:p><text:p text:style-name="P4"><text:s text:c="4"/>// Entering a number less than 0 will cause an infinite loop. Why?</text:p><text:p text:style-name="P4"/><text:p text:style-name="P4"><text:s text:c="4"/>int choice;</text:p><text:p text:style-name="P4"><text:s text:c="4"/>cout &lt;&lt; "\nEntering a number less than 0 will cause an infinite loop.\n";</text:p><text:p text:style-name="P4"><text:s text:c="4"/>cin &gt;&gt; choice;</text:p><text:p text:style-name="P4"/><text:p text:style-name="P4"><text:s text:c="4"/>for (int i = 0; i != choice; i++)</text:p><text:p text:style-name="P4"><text:s text:c="4"/>{</text:p><text:p text:style-name="P4"><text:s text:c="8"/>cout &lt;&lt; "Infinite Loop" &lt;&lt; endl;</text:p><text:p text:style-name="P4"><text:s text:c="4"/>}</text:p><text:p text:style-name="P4"/><text:p text:style-name="P4"><text:s text:c="4"/>return 0;</text:p><text:p text:style-name="P7">} </text:p></draw:text-box></draw:frame><text:s text:c="16"/></text:p>
      <text:p text:style-name="P3">You must be careful when dealing with <text:span text:style-name="Strong_20_Emphasis">for loops</text:span>. It is possible to create infinite loops that will never stop. This occurs when the condition is always true. This could happen for multiple reasons.</text:p>
      <text:h text:style-name="Heading_20_3" text:outline-level="3"/>
      <text:h text:style-name="P2" text:outline-level="3">How <text:span text:style-name="Strong_20_Emphasis">For Loop</text:span> Fields Work</text:h>
      <text:p text:style-name="P5"><draw:frame draw:style-name="fr1" draw:name="Frame4" text:anchor-type="paragraph" svg:width="7in" draw:z-index="3"><draw:text-box fo:min-height="2in"><text:p text:style-name="P4">#include &lt;iostream&gt;</text:p><text:p text:style-name="P4">using namespace std;</text:p><text:p text:style-name="P4"/><text:p text:style-name="P4">int main()</text:p><text:p text:style-name="P4">{</text:p><text:p text:style-name="P4"><text:s text:c="4"/>// This is to help demonstrate when each field executes. Note that:</text:p><text:p text:style-name="P4"><text:s text:c="4"/>// 1. The first field only executes once at the very beginning.</text:p><text:p text:style-name="P4"><text:s text:c="4"/>// 2. The third field executes after the body.</text:p><text:p text:style-name="P4"/><text:p text:style-name="P4"><text:s text:c="4"/>int x = 0;</text:p><text:p text:style-name="P4"/><text:p text:style-name="P4"><text:s text:c="4"/>for(cout &lt;&lt; "First field\n" ; x &lt; 5 ; cout &lt;&lt; " Third field\n")</text:p><text:p text:style-name="P4"><text:s text:c="4"/>{</text:p><text:p text:style-name="P4"><text:s text:c="8"/>cout &lt;&lt; " <text:s/>Body of Loop\n";</text:p><text:p text:style-name="P4"><text:s text:c="8"/>x++;</text:p><text:p text:style-name="P4"><text:s text:c="4"/>}</text:p><text:p text:style-name="P4"/><text:p text:style-name="P4"><text:s text:c="4"/>cout &lt;&lt; endl;</text:p><text:p text:style-name="P4"/><text:p text:style-name="P4"><text:s text:c="4"/>return 0;</text:p><text:p text:style-name="P7">}</text:p></draw:text-box></draw:frame><text:s text:c="2"/></text:p>
      <text:p text:style-name="Text_20_body">Yes, this will actually run! Go ahead and run it. This code demonstrates when <text:span text:style-name="Strong_20_Emphasis">for loop</text:span> fields will execute. The first and third fields will take any valid C++ statement.</text:p>
      <text:h text:style-name="Heading_20_3" text:outline-level="3"/>
      <text:h text:style-name="P2" text:outline-level="3">Nested For Loops</text:h>
      <text:p text:style-name="Preformatted_20_Text"><draw:frame draw:style-name="fr1" draw:name="Frame5" text:anchor-type="paragraph" svg:width="7in" draw:z-index="4"><draw:text-box fo:min-height="2in"><text:p text:style-name="P4">#include &lt;iostream&gt;</text:p><text:p text:style-name="P4">using namespace std;</text:p><text:p text:style-name="P4"/><text:p text:style-name="P4">int main()</text:p><text:p text:style-name="P4">{</text:p><text:p text:style-name="P4"><text:s text:c="4"/>// For loops can be nested. How many times will the 'cout' execute?</text:p><text:p text:style-name="P4"/><text:p text:style-name="P4"><text:s text:c="4"/>const int SIZE2 = 3;</text:p><text:p text:style-name="P4"><text:s text:c="4"/>int count_1 = 0;</text:p><text:p text:style-name="P4"><text:s text:c="4"/>cout &lt;&lt; "\n Nested For Loops" &lt;&lt; endl;</text:p><text:p text:style-name="P4"/><text:p text:style-name="P4"><text:s text:c="4"/>for (int i = 0; i &lt; SIZE2; i++)</text:p><text:p text:style-name="P4"><text:s text:c="4"/>{</text:p><text:p text:style-name="P4"><text:s text:c="8"/>for (int j = 0; j &lt; SIZE2; j++)</text:p><text:p text:style-name="P4"><text:s text:c="8"/>{</text:p><text:p text:style-name="P4"><text:s text:c="12"/>count_1++;</text:p><text:p text:style-name="P4"><text:s text:c="12"/>cout &lt;&lt; "FOR loop 3 count : " &lt;&lt; count_1 &lt;&lt; endl;</text:p><text:p text:style-name="P4"><text:s text:c="8"/>}</text:p><text:p text:style-name="P4"><text:s text:c="4"/>}</text:p><text:p text:style-name="P4"/><text:p text:style-name="P4"><text:s text:c="4"/>return 0;</text:p><text:p text:style-name="P7">}</text:p></draw:text-box></draw:frame></text:p>
      <text:p text:style-name="Text_20_body"><text:span text:style-name="Strong_20_Emphasis">For loops</text:span> can be nested. Each time the outer loop completes once, the inner loop will execute. How many times will the "cout" statement execute?</text:p>
      <text:h text:style-name="Heading_20_3" text:outline-level="3">Variable Scope</text:h>
      <text:p text:style-name="P5"><draw:frame draw:style-name="fr1" draw:name="Frame6" text:anchor-type="paragraph" svg:width="7in" draw:z-index="5"><draw:text-box fo:min-height="2in"><text:p text:style-name="P4">#include &lt;iostream&gt;</text:p><text:p text:style-name="P4">using namespace std;</text:p><text:p text:style-name="P4"/><text:p text:style-name="P4">int main()</text:p><text:p text:style-name="P4">{</text:p><text:p text:style-name="P4"><text:s text:c="4"/>if (1 == 1)</text:p><text:p text:style-name="P4"><text:s text:c="4"/>{</text:p><text:p text:style-name="P4"><text:s text:c="8"/>int myint = 10;</text:p><text:p text:style-name="P4"><text:s text:c="8"/>cout &lt;&lt; "\nmyint exists in this IF statement, but not outside of it.\n";</text:p><text:p text:style-name="P4"><text:s text:c="4"/>}</text:p><text:p text:style-name="P4"/><text:p text:style-name="P4"><text:s text:c="4"/>// The myint variable is not in this scope and will cause a compiler error.</text:p><text:p text:style-name="P4"><text:s text:c="4"/>myint = 12;</text:p><text:p text:style-name="P4"/><text:p text:style-name="P4"><text:s text:c="3"/>return 0;</text:p><text:p text:style-name="P7">} </text:p></draw:text-box></draw:frame><text:s text:c="16"/></text:p>
      <text:p text:style-name="Text_20_body">The scope of a variable defines where a variable exists and where it does not exist. For new programmers, a simple rule you can use is: the scope of a variable is constrained to the area between the set of curly braces it was declared in. Therefore, the scope of a variable declared inside an IF statement would only exist in that IF statement.</text:p>
      <text:h text:style-name="P2" text:outline-level="3">Variable Scope In For Loops</text:h>
      <text:p text:style-name="Preformatted_20_Text"><draw:frame draw:style-name="fr1" draw:name="Frame7" text:anchor-type="paragraph" svg:width="7in" draw:z-index="6"><draw:text-box fo:min-height="2in"><text:p text:style-name="P4">#include &lt;iostream&gt;</text:p><text:p text:style-name="P4">using namespace std;</text:p><text:p text:style-name="P4"/><text:p text:style-name="P4">int main()</text:p><text:p text:style-name="P4">{</text:p><text:p text:style-name="P4"><text:s text:c="4"/>// If the cout below the for loop is uncommented you will get an error</text:p><text:p text:style-name="P4"><text:s text:c="4"/>// because 'i's scope is limited to the the for loop it was created in.</text:p><text:p text:style-name="P4"/><text:p text:style-name="P4"><text:s text:c="4"/>// Could you declare 'count_2' inside a for loop and still get</text:p><text:p text:style-name="P4"><text:s text:c="4"/>// the same output? Why or why not?</text:p><text:p text:style-name="P4"/><text:p text:style-name="P4"><text:s text:c="4"/>int count_2 = 0;</text:p><text:p text:style-name="P4"><text:s text:c="4"/>int SIZE3 = 3;</text:p><text:p text:style-name="P4"><text:s text:c="4"/>cout &lt;&lt; "\nVariable Scope In For Loops\n";</text:p><text:p text:style-name="P4"/><text:p text:style-name="P4"><text:s text:c="4"/>for (int i = 0; i &lt; SIZE3; i++)</text:p><text:p text:style-name="P4"><text:s text:c="4"/>{</text:p><text:p text:style-name="P4"><text:s text:c="8"/>for (int j = 0; j &lt; SIZE3; j++)</text:p><text:p text:style-name="P4"><text:s text:c="8"/>{</text:p><text:p text:style-name="P4"><text:s text:c="12"/>count_2++;</text:p><text:p text:style-name="P4"><text:s text:c="12"/>cout &lt;&lt; "For loop count : " &lt;&lt; count_2 &lt;&lt; endl;</text:p><text:p text:style-name="P4"><text:s text:c="8"/>}</text:p><text:p text:style-name="P4"><text:s text:c="4"/>}</text:p><text:p text:style-name="P4"/><text:p text:style-name="P4"><text:s text:c="4"/>//cout &lt;&lt; i &lt;&lt; endl;</text:p><text:p text:style-name="P4"/><text:p text:style-name="P4"><text:s text:c="4"/>return 0;</text:p><text:p text:style-name="P4">}</text:p></draw:text-box></draw:frame></text:p>
      <text:p text:style-name="P5"><text:s text:c="18"/></text:p>
      <text:h text:style-name="Heading_20_3" text:outline-level="3"/>
      <text:h text:style-name="P2" text:outline-level="3">Advanced For Loop Example</text:h>
      <text:p text:style-name="P5"><draw:frame draw:style-name="fr1" draw:name="Frame8" text:anchor-type="paragraph" svg:width="7in" draw:z-index="7"><draw:text-box fo:min-height="2in"><text:p text:style-name="P4">#include &lt;iostream&gt;</text:p><text:p text:style-name="P4">using namespace std;</text:p><text:p text:style-name="P4"/><text:p text:style-name="P4">int main()</text:p><text:p text:style-name="P4">{</text:p><text:p text:style-name="P4"><text:s text:c="4"/>const int SIZE4 = 15;</text:p><text:p text:style-name="P4"><text:s text:c="4"/>int buffer = SIZE4;</text:p><text:p text:style-name="P4"/><text:p text:style-name="P4"><text:s text:c="4"/>for (int start = 0; start &lt; SIZE4; start++)</text:p><text:p text:style-name="P4"><text:s text:c="4"/>{</text:p><text:p text:style-name="P4"/><text:p text:style-name="P4"><text:s text:c="8"/>for (int i = 0; i &lt; start; i++)</text:p><text:p text:style-name="P4"><text:s text:c="8"/>{</text:p><text:p text:style-name="P4"><text:s text:c="12"/>cout &lt;&lt; " ";</text:p><text:p text:style-name="P4"><text:s text:c="8"/>}</text:p><text:p text:style-name="P4"/><text:p text:style-name="P4"><text:s text:c="8"/>for (int j = 0; j &lt; buffer - start; j++)</text:p><text:p text:style-name="P4"><text:s text:c="8"/>{</text:p><text:p text:style-name="P4"><text:s text:c="12"/>cout &lt;&lt; "*";</text:p><text:p text:style-name="P4"><text:s text:c="8"/>}</text:p><text:p text:style-name="P4"><text:s text:c="8"/>cout &lt;&lt; endl;</text:p><text:p text:style-name="P4"><text:s text:c="8"/>buffer--;</text:p><text:p text:style-name="P4"><text:s text:c="4"/>}</text:p><text:p text:style-name="P4"><text:s text:c="4"/></text:p><text:p text:style-name="P4"><text:s text:c="4"/>return 0;</text:p><text:p text:style-name="P7">} </text:p></draw:text-box></draw:frame><text:s text:c="8"/></text:p>
      <text:p text:style-name="Text_20_body">Here is an example of two nested for loops used to create <text:a xlink:type="simple" xlink:href="https://en.wikipedia.org/wiki/ASCII_art" text:style-name="Internet_20_link" text:visited-style-name="Visited_20_Internet_20_Link">ACSII art</text:a>.  Copy and Paste into your IDE to see the outcome.  Can you guess the output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6T15:41:37.361265922</meta:creation-date>
    <dc:date>2020-09-19T16:52:14.219134318</dc:date>
    <meta:editing-duration>PT17M27S</meta:editing-duration>
    <meta:editing-cycles>5</meta:editing-cycles>
    <meta:generator>LibreOffice/6.4.5.2$Linux_X86_64 LibreOffice_project/40$Build-2</meta:generator>
    <meta:document-statistic meta:table-count="0" meta:image-count="0" meta:object-count="0" meta:page-count="6" meta:paragraph-count="166" meta:word-count="958" meta:character-count="5272" meta:non-whitespace-character-count="3861"/>
  </office:meta>
</office:document-meta>
</file>